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61fb" officeooo:paragraph-rsid="000661fb"/>
    </style:style>
    <style:style style:name="P2" style:family="paragraph" style:parent-style-name="Standard">
      <style:text-properties officeooo:rsid="0006d965" officeooo:paragraph-rsid="0006d965"/>
    </style:style>
    <style:style style:name="P3" style:family="paragraph" style:parent-style-name="Standard">
      <style:text-properties style:text-underline-style="solid" style:text-underline-width="auto" style:text-underline-color="font-color" officeooo:rsid="0006d965" officeooo:paragraph-rsid="0006d965"/>
    </style:style>
    <style:style style:name="P4" style:family="paragraph" style:parent-style-name="Standard">
      <style:text-properties style:text-underline-style="solid" style:text-underline-width="auto" style:text-underline-color="font-color" officeooo:rsid="0006d965" officeooo:paragraph-rsid="00097979"/>
    </style:style>
    <style:style style:name="P5" style:family="paragraph" style:parent-style-name="Standard">
      <style:text-properties style:text-underline-style="none" officeooo:rsid="0006d965" officeooo:paragraph-rsid="0006d965"/>
    </style:style>
    <style:style style:name="P6" style:family="paragraph" style:parent-style-name="Standard">
      <style:text-properties style:text-underline-style="none" officeooo:rsid="0006d965" officeooo:paragraph-rsid="00097979"/>
    </style:style>
    <style:style style:name="P7" style:family="paragraph" style:parent-style-name="Standard">
      <style:text-properties style:text-underline-style="none" officeooo:rsid="0006d965" officeooo:paragraph-rsid="0006d965" fo:background-color="transparent"/>
    </style:style>
    <style:style style:name="P8" style:family="paragraph" style:parent-style-name="Standard">
      <style:text-properties style:text-underline-style="none" officeooo:rsid="00097979" officeooo:paragraph-rsid="00097979"/>
    </style:style>
    <style:style style:name="P9" style:family="paragraph" style:parent-style-name="Standard">
      <style:text-properties style:text-underline-style="none" officeooo:rsid="000aa559" officeooo:paragraph-rsid="000aa559"/>
    </style:style>
    <style:style style:name="P10" style:family="paragraph" style:parent-style-name="Standard">
      <style:text-properties officeooo:rsid="0006d965" officeooo:paragraph-rsid="0006d965"/>
    </style:style>
    <style:style style:name="P11" style:family="paragraph" style:parent-style-name="Standard">
      <style:text-properties style:text-underline-style="solid" style:text-underline-width="auto" style:text-underline-color="font-color" officeooo:rsid="0006d965" officeooo:paragraph-rsid="000c9661"/>
    </style:style>
    <style:style style:name="P12" style:family="paragraph" style:parent-style-name="Standard">
      <style:text-properties officeooo:paragraph-rsid="000c9661"/>
    </style:style>
    <style:style style:name="P13" style:family="paragraph" style:parent-style-name="Standard">
      <style:text-properties officeooo:rsid="000c9661" officeooo:paragraph-rsid="000c9661"/>
    </style:style>
    <style:style style:name="P14" style:family="paragraph" style:parent-style-name="Standard">
      <style:text-properties style:font-name="Liberation Serif" style:text-underline-style="solid" style:text-underline-width="auto" style:text-underline-color="font-color" officeooo:rsid="0006d965" officeooo:paragraph-rsid="000c9661"/>
    </style:style>
    <style:style style:name="P15" style:family="paragraph" style:parent-style-name="Standard">
      <style:text-properties style:font-name="Liberation Serif" officeooo:paragraph-rsid="000c9661"/>
    </style:style>
    <style:style style:name="P16" style:family="paragraph" style:parent-style-name="Text_20_body" style:list-style-name="L1"/>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text-properties officeooo:rsid="0006d965" officeooo:paragraph-rsid="0006d965"/>
    </style:style>
    <style:style style:name="P19" style:family="paragraph" style:parent-style-name="Text_20_body">
      <style:text-properties style:text-underline-style="solid" style:text-underline-width="auto" style:text-underline-color="font-color" officeooo:paragraph-rsid="000c9661"/>
    </style:style>
    <style:style style:name="P20" style:family="paragraph" style:parent-style-name="Text_20_body">
      <style:text-properties officeooo:paragraph-rsid="000c9661"/>
    </style:style>
    <style:style style:name="P21" style:family="paragraph" style:parent-style-name="Text_20_body">
      <style:text-properties style:text-underline-style="none" officeooo:rsid="000c9661" officeooo:paragraph-rsid="000c9661"/>
    </style:style>
    <style:style style:name="P22" style:family="paragraph" style:parent-style-name="Text_20_body" style:list-style-name="L6"/>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text-properties officeooo:rsid="000c9661" officeooo:paragraph-rsid="000c9661"/>
    </style:style>
    <style:style style:name="T1" style:family="text">
      <style:text-properties officeooo:rsid="0006d965"/>
    </style:style>
    <style:style style:name="T2" style:family="text">
      <style:text-properties style:text-underline-style="solid" style:text-underline-width="auto" style:text-underline-color="font-color"/>
    </style:style>
    <style:style style:name="T3" style:family="text">
      <style:text-properties officeooo:rsid="00097979"/>
    </style:style>
    <style:style style:name="T4" style:family="text">
      <style:text-properties officeooo:rsid="000c9661"/>
    </style:style>
    <style:style style:name="T5" style:family="text">
      <style:text-properties style:text-underline-style="none" officeooo:rsid="000c9661"/>
    </style:style>
    <style:style style:name="T6" style:family="text">
      <style:text-properties style:font-name="Liberation Serif"/>
    </style:style>
    <style:style style:name="T7" style:family="text">
      <style:text-properties style:font-name="Liberation Serif" officeooo:rsid="000c966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P Intro NLP</text:p>
      <text:p text:style-name="P1"/>
      <text:p text:style-name="P1"><text:span text:style-name="T2">Exercice 0</text:span> </text:p>
      <text:p text:style-name="P1"/>
      <text:p text:style-name="P1"><text:span text:style-name="T1">Q</text:span>1 - cat RADIOS.txt | awk '{print toupper($0)}' | tr '[:lower:]àâäçéèêëîïôöùûü' '[:upper:]ÀÂÄÇÉÈÊËÎÏÔÖÙÛÜ'</text:p>
      <text:p text:style-name="P1"/>
      <text:p text:style-name="P3">Exercice 1</text:p>
      <text:p text:style-name="P2"/>
      <text:p text:style-name="P2">cat RADIOS.txt | tr -s '[:space:]' '\n' | tr -d '[:punct:]' | tr '[:upper:]' '[:lower:]' | sort | uniq -c &gt; RADIOS.hist</text:p>
      <text:p text:style-name="P2"/>
      <text:p text:style-name="P2">Q1 - grep -w "1732" RADIOS.hist =&gt; c’est le mot “trois” qui apparaît 1732 fois</text:p>
      <text:p text:style-name="P2">Q2 - grep -w "orange" RADIOS.hist | awk '{print $1}' =&gt; “orange” apparaît 16 fois</text:p>
      <text:p text:style-name="P2"/>
      <text:p text:style-name="P3">Exercice 2</text:p>
      <text:p text:style-name="P3"/>
      <text:p text:style-name="P5">Q1 - sort -nrk 1 RADIOS.hist</text:p>
      <text:p text:style-name="P5">Q2 - sort -k 2 <text:s/>RADIOS.hist</text:p>
      <text:p text:style-name="P7">Q3 - awk '{print $2}' RADIOS.hist | rev | sort | rev | head -n 50</text:p>
      <text:p text:style-name="P5"/>
      <text:p text:style-name="P3">Exercice 3</text:p>
      <text:p text:style-name="P3"/>
      <text:p text:style-name="P5">bigrammes : iconv -f UTF-8 -t ASCII//TRANSLIT RADIOS.txt | tr -cs '[:alnum:]' '\n' | sed '/^$/d' | awk 'BEGIN { prev=""; } { if (prev != "") print prev, $0; prev=$0; }' | sort | uniq -c &gt; bigram_stats.txt</text:p>
      <text:p text:style-name="P5"/>
      <text:p text:style-name="P5">trigrammes : iconv -f UTF-8 -t ASCII//TRANSLIT RADIOS.txt | tr -cs '[:alnum:]' '\n' | sed '/^$/d' | awk 'BEGIN { prev1=""; prev2=""; } { if (prev1 != "" &amp;&amp; prev2 != "") print prev1, prev2, $0; prev1=prev2; prev2=$0; }' | sort | uniq -c &gt; trigram_stats.txt</text:p>
      <text:p text:style-name="P5"/>
      <text:p text:style-name="P5">quadrigrammes : iconv -f UTF-8 -t ASCII//TRANSLIT RADIOS.txt | tr -cs '[:alnum:]' '\n' | sed '/^$/d' | awk 'BEGIN { prev1=""; prev2=""; prev3=""; } { if (prev1 != "" &amp;&amp; prev2 != "" &amp;&amp; prev3 != "") print prev1, prev2, prev3, $0; prev1=prev2; prev2=prev3; prev3=$0; }' | sort | uniq -c &gt; quadrigram_stats.txt</text:p>
      <text:p text:style-name="P5"/>
      <text:p text:style-name="P5">Q1 - grep -w 'il est' bigram_stats.txt =&gt; 1018</text:p>
      <text:p text:style-name="P5">Q2 - awk '{print $1, $2, $3}' trigram_stats.txt | wc -l =&gt; 612754</text:p>
      <text:p text:style-name="P5">Q3 - sort -nrk 5 quadrigram_stats.txt | head -n 1 <text:span text:style-name="T3">=&gt; “zero heures le journal”</text:span></text:p>
      <text:p text:style-name="P3"/>
      <text:p text:style-name="P4">Exercice <text:span text:style-name="T3">4</text:span></text:p>
      <text:p text:style-name="P4"/>
      <text:p text:style-name="P8">Q1 - grep -o -w -E '[A-Za-z]{9}' RADIOS.txt | sort -u | wc -l =&gt; 4354</text:p>
      <text:p text:style-name="P8">Q2 - grep -o -w -E '[A-Za-z]*[^aeiouAEIOU][A-Za-z]*' RADIOS.txt | sort -u | wc -l =&gt;162460</text:p>
      <text:p text:style-name="P8"/>
      <text:p text:style-name="P4">Exercice <text:span text:style-name="T3">5</text:span></text:p>
      <text:p text:style-name="P4"/>
      <text:p text:style-name="P8">Q1 - awk '{print $1, $2}' RADIOS.hist | awk '$1 == 13 {print $2}' =&gt;</text:p>
      <text:p text:style-name="P8"/>
      <text:p text:style-name="P8">abdoulaye</text:p>
      <text:p text:style-name="P8">aborder</text:p>
      <text:p text:style-name="P8">accrochage</text:p>
      <text:p text:style-name="P8"><text:soft-page-break/>acheté</text:p>
      <text:p text:style-name="P8">àcoup</text:p>
      <text:p text:style-name="P8">acropole</text:p>
      <text:p text:style-name="P8">activiste</text:p>
      <text:p text:style-name="P8">afficher</text:p>
      <text:p text:style-name="P8">affirmer</text:p>
      <text:p text:style-name="P8">affronte</text:p>
      <text:p text:style-name="P8">aimable</text:p>
      <text:p text:style-name="P8">aimerais</text:p>
      <text:p text:style-name="P8">all</text:p>
      <text:p text:style-name="P8">allée</text:p>
      <text:p text:style-name="P8">allocution</text:p>
      <text:p text:style-name="P8">angolais</text:p>
      <text:p text:style-name="P8">animal</text:p>
      <text:p text:style-name="P8">aperçu</text:p>
      <text:p text:style-name="P8">applique</text:p>
      <text:p text:style-name="P8">appuyer</text:p>
      <text:p text:style-name="P8">assassinats</text:p>
      <text:p text:style-name="P8">assedic</text:p>
      <text:p text:style-name="P8">assumer</text:p>
      <text:p text:style-name="P8">assurant</text:p>
      <text:p text:style-name="P8">atomique</text:p>
      <text:p text:style-name="P8">attentes</text:p>
      <text:p text:style-name="P8">aucourant</text:p>
      <text:p text:style-name="P8">aurons</text:p>
      <text:p text:style-name="P8">baat</text:p>
      <text:p text:style-name="P8">baissé</text:p>
      <text:p text:style-name="P8">bancaires</text:p>
      <text:p text:style-name="P8">bangladesh</text:p>
      <text:p text:style-name="P8">bangui</text:p>
      <text:p text:style-name="P8">bbc</text:p>
      <text:p text:style-name="P8">belkhoutout</text:p>
      <text:p text:style-name="P8">bennani</text:p>
      <text:p text:style-name="P8">berranger</text:p>
      <text:p text:style-name="P8">blindé</text:p>
      <text:p text:style-name="P8">bongo</text:p>
      <text:p text:style-name="P8">bonn</text:p>
      <text:p text:style-name="P8">bourgade</text:p>
      <text:p text:style-name="P8">bresson</text:p>
      <text:p text:style-name="P8">bretonne</text:p>
      <text:p text:style-name="P8">bruits</text:p>
      <text:p text:style-name="P8">cadeau</text:p>
      <text:p text:style-name="P8">caméras</text:p>
      <text:p text:style-name="P8">capitaux</text:p>
      <text:p text:style-name="P8">carrés</text:p>
      <text:p text:style-name="P8">cellule</text:p>
      <text:p text:style-name="P8">chapeau</text:p>
      <text:p text:style-name="P8">chasser</text:p>
      <text:p text:style-name="P8">chezsoi</text:p>
      <text:p text:style-name="P8">chrono</text:p>
      <text:p text:style-name="P8">circuit</text:p>
      <text:p text:style-name="P8">circuler</text:p>
      <text:p text:style-name="P8"><text:soft-page-break/>co</text:p>
      <text:p text:style-name="P8">collection</text:p>
      <text:p text:style-name="P8">colloque</text:p>
      <text:p text:style-name="P8">comble</text:p>
      <text:p text:style-name="P8">comédie</text:p>
      <text:p text:style-name="P8">commerciale</text:p>
      <text:p text:style-name="P8">commerciales</text:p>
      <text:p text:style-name="P8">complice</text:p>
      <text:p text:style-name="P8">condamne</text:p>
      <text:p text:style-name="P8">conducteur</text:p>
      <text:p text:style-name="P8">conservé</text:p>
      <text:p text:style-name="P8">consommateur</text:p>
      <text:p text:style-name="P8">coréedusud</text:p>
      <text:p text:style-name="P8">correctionnel</text:p>
      <text:p text:style-name="P8">courante</text:p>
      <text:p text:style-name="P8">coureur</text:p>
      <text:p text:style-name="P8">décidée</text:p>
      <text:p text:style-name="P8">décret</text:p>
      <text:p text:style-name="P8">dedans</text:p>
      <text:p text:style-name="P8">demandait</text:p>
      <text:p text:style-name="P8">dénommé</text:p>
      <text:p text:style-name="P8">dernièrement</text:p>
      <text:p text:style-name="P8">détour</text:p>
      <text:p text:style-name="P8">deuxièmement</text:p>
      <text:p text:style-name="P8">devons</text:p>
      <text:p text:style-name="P8">diplomate</text:p>
      <text:p text:style-name="P8">disney</text:p>
      <text:p text:style-name="P8">douala</text:p>
      <text:p text:style-name="P8">douce</text:p>
      <text:p text:style-name="P8">dupont</text:p>
      <text:p text:style-name="P8">échangé</text:p>
      <text:p text:style-name="P8">écologistes</text:p>
      <text:p text:style-name="P8">écran</text:p>
      <text:p text:style-name="P8">effective</text:p>
      <text:p text:style-name="P8">élevées</text:p>
      <text:p text:style-name="P8">éliminer</text:p>
      <text:p text:style-name="P8">emmène</text:p>
      <text:p text:style-name="P8">encourager</text:p>
      <text:p text:style-name="P8">entendez</text:p>
      <text:p text:style-name="P8">entrent</text:p>
      <text:p text:style-name="P8">époux</text:p>
      <text:p text:style-name="P8">équestre</text:p>
      <text:p text:style-name="P8">espèces</text:p>
      <text:p text:style-name="P8">espérant</text:p>
      <text:p text:style-name="P8">étendre</text:p>
      <text:p text:style-name="P8">éva</text:p>
      <text:p text:style-name="P8">évacué</text:p>
      <text:p text:style-name="P8">évidement</text:p>
      <text:p text:style-name="P8">exact</text:p>
      <text:p text:style-name="P8">exceptionnelle</text:p>
      <text:p text:style-name="P8">exhorté</text:p>
      <text:p text:style-name="P8">exiger</text:p>
      <text:p text:style-name="P8"><text:soft-page-break/>expériences</text:p>
      <text:p text:style-name="P8">ezer</text:p>
      <text:p text:style-name="P8">facture</text:p>
      <text:p text:style-name="P8">fermeté</text:p>
      <text:p text:style-name="P8">fixée</text:p>
      <text:p text:style-name="P8">fixer</text:p>
      <text:p text:style-name="P8">fm</text:p>
      <text:p text:style-name="P8">fronts</text:p>
      <text:p text:style-name="P8">fujimori</text:p>
      <text:p text:style-name="P8">gardeàvue</text:p>
      <text:p text:style-name="P8">géant</text:p>
      <text:p text:style-name="P8">gendarme</text:p>
      <text:p text:style-name="P8">germain</text:p>
      <text:p text:style-name="P8">gilles</text:p>
      <text:p text:style-name="P8">gloire</text:p>
      <text:p text:style-name="P8">guédiguian</text:p>
      <text:p text:style-name="P8">guinéeéquatoriale</text:p>
      <text:p text:style-name="P8">haschich</text:p>
      <text:p text:style-name="P8">héritage</text:p>
      <text:p text:style-name="P8">homosexuels</text:p>
      <text:p text:style-name="P8">honte</text:p>
      <text:p text:style-name="P8">illégale</text:p>
      <text:p text:style-name="P8">immatriculation</text:p>
      <text:p text:style-name="P8">imposée</text:p>
      <text:p text:style-name="P8">impressionnant</text:p>
      <text:p text:style-name="P8">impunité</text:p>
      <text:p text:style-name="P8">indépendantistes</text:p>
      <text:p text:style-name="P8">infanterie</text:p>
      <text:p text:style-name="P8">innocence</text:p>
      <text:p text:style-name="P8">intérimaire</text:p>
      <text:p text:style-name="P8">intermédiaire</text:p>
      <text:p text:style-name="P8">interprète</text:p>
      <text:p text:style-name="P8">interrogations</text:p>
      <text:p text:style-name="P8">intervenue</text:p>
      <text:p text:style-name="P8">invitée</text:p>
      <text:p text:style-name="P8">is</text:p>
      <text:p text:style-name="P8">jumeaux</text:p>
      <text:p text:style-name="P8">kirkouk</text:p>
      <text:p text:style-name="P8">kohl</text:p>
      <text:p text:style-name="P8">lac</text:p>
      <text:p text:style-name="P8">lahcen</text:p>
      <text:p text:style-name="P8">lancés</text:p>
      <text:p text:style-name="P8">lang</text:p>
      <text:p text:style-name="P8">lazrak</text:p>
      <text:p text:style-name="P8">législation</text:p>
      <text:p text:style-name="P8">libère</text:p>
      <text:p text:style-name="P8">limousin</text:p>
      <text:p text:style-name="P8">lot</text:p>
      <text:p text:style-name="P8">lourdes</text:p>
      <text:p text:style-name="P8">magnus</text:p>
      <text:p text:style-name="P8">majoritairement</text:p>
      <text:p text:style-name="P8">malgache</text:p>
      <text:p text:style-name="P8"><text:soft-page-break/>mange</text:p>
      <text:p text:style-name="P8">maria</text:p>
      <text:p text:style-name="P8">massacres</text:p>
      <text:p text:style-name="P8">massira</text:p>
      <text:p text:style-name="P8">matériaux</text:p>
      <text:p text:style-name="P8">médicale</text:p>
      <text:p text:style-name="P8">mello</text:p>
      <text:p text:style-name="P8">mépris</text:p>
      <text:p text:style-name="P8">mettez</text:p>
      <text:p text:style-name="P8">missile</text:p>
      <text:p text:style-name="P8">modernes</text:p>
      <text:p text:style-name="P8">mortes</text:p>
      <text:p text:style-name="P8">mouloudia</text:p>
      <text:p text:style-name="P8">moya</text:p>
      <text:p text:style-name="P8">multiplex</text:p>
      <text:p text:style-name="P8">nadal</text:p>
      <text:p text:style-name="P8">nasreddine</text:p>
      <text:p text:style-name="P8">nikkei</text:p>
      <text:p text:style-name="P8">normalisation</text:p>
      <text:p text:style-name="P8">obligations</text:p>
      <text:p text:style-name="P8">observatoire</text:p>
      <text:p text:style-name="P8">observer</text:p>
      <text:p text:style-name="P8">obstacle</text:p>
      <text:p text:style-name="P8">obus</text:p>
      <text:p text:style-name="P8">occupées</text:p>
      <text:p text:style-name="P8">oeuvrer</text:p>
      <text:p text:style-name="P8">opposera</text:p>
      <text:p text:style-name="P8">option</text:p>
      <text:p text:style-name="P8">organisées</text:p>
      <text:p text:style-name="P8">organismes</text:p>
      <text:p text:style-name="P8">ouvrage</text:p>
      <text:p text:style-name="P8">ouvrent</text:p>
      <text:p text:style-name="P8">ouvriers</text:p>
      <text:p text:style-name="P8">palme</text:p>
      <text:p text:style-name="P8">pareil</text:p>
      <text:p text:style-name="P8">paye</text:p>
      <text:p text:style-name="P8">permisdeconduire</text:p>
      <text:p text:style-name="P8">perpignan</text:p>
      <text:p text:style-name="P8">peser</text:p>
      <text:p text:style-name="P8">pierres</text:p>
      <text:p text:style-name="P8">placés</text:p>
      <text:p text:style-name="P8">plaintes</text:p>
      <text:p text:style-name="P8">pollution</text:p>
      <text:p text:style-name="P8">poutine</text:p>
      <text:p text:style-name="P8">précaire</text:p>
      <text:p text:style-name="P8">précédents</text:p>
      <text:p text:style-name="P8">prenons</text:p>
      <text:p text:style-name="P8">préoccupation</text:p>
      <text:p text:style-name="P8">prestation</text:p>
      <text:p text:style-name="P8">prêté</text:p>
      <text:p text:style-name="P8">prévoyait</text:p>
      <text:p text:style-name="P8">prévoyant</text:p>
      <text:p text:style-name="P8"><text:soft-page-break/>prie</text:p>
      <text:p text:style-name="P8">procède</text:p>
      <text:p text:style-name="P8">profondeur</text:p>
      <text:p text:style-name="P8">propriétaires</text:p>
      <text:p text:style-name="P8">protagonistes</text:p>
      <text:p text:style-name="P8">pure</text:p>
      <text:p text:style-name="P8">quatorzième</text:p>
      <text:p text:style-name="P8">quatrevingttrois</text:p>
      <text:p text:style-name="P8">quittent</text:p>
      <text:p text:style-name="P8">quotidiens</text:p>
      <text:p text:style-name="P8">radicaux</text:p>
      <text:p text:style-name="P8">ralenti</text:p>
      <text:p text:style-name="P8">rappelant</text:p>
      <text:p text:style-name="P8">rapporter</text:p>
      <text:p text:style-name="P8">rapprocher</text:p>
      <text:p text:style-name="P8">rayons</text:p>
      <text:p text:style-name="P8">recueillir</text:p>
      <text:p text:style-name="P8">régionaux</text:p>
      <text:p text:style-name="P8">religieuses</text:p>
      <text:p text:style-name="P8">remonte</text:p>
      <text:p text:style-name="P8">rencontrent</text:p>
      <text:p text:style-name="P8">renseignement</text:p>
      <text:p text:style-name="P8">réoccupées</text:p>
      <text:p text:style-name="P8">répété</text:p>
      <text:p text:style-name="P8">réserves</text:p>
      <text:p text:style-name="P8">ressort</text:p>
      <text:p text:style-name="P8">restaurer</text:p>
      <text:p text:style-name="P8">retenue</text:p>
      <text:p text:style-name="P8">retirée</text:p>
      <text:p text:style-name="P8">revanche</text:p>
      <text:p text:style-name="P8">réviser</text:p>
      <text:p text:style-name="P8">reynerie</text:p>
      <text:p text:style-name="P8">rossi</text:p>
      <text:p text:style-name="P8">rtl</text:p>
      <text:p text:style-name="P8">rumeurs</text:p>
      <text:p text:style-name="P8">saisi</text:p>
      <text:p text:style-name="P8">samu</text:p>
      <text:p text:style-name="P8">sécheresse</text:p>
      <text:p text:style-name="P8">serais</text:p>
      <text:p text:style-name="P8">servent</text:p>
      <text:p text:style-name="P8">sidi</text:p>
      <text:p text:style-name="P8">signatures</text:p>
      <text:p text:style-name="P8">slobodan</text:p>
      <text:p text:style-name="P8">soin</text:p>
      <text:p text:style-name="P8">somalie</text:p>
      <text:p text:style-name="P8">sortent</text:p>
      <text:p text:style-name="P8">sortes</text:p>
      <text:p text:style-name="P8">soupçonné</text:p>
      <text:p text:style-name="P8">sousse</text:p>
      <text:p text:style-name="P8">soutiennent</text:p>
      <text:p text:style-name="P8">spécialement</text:p>
      <text:p text:style-name="P8">stockage</text:p>
      <text:p text:style-name="P8"><text:soft-page-break/>substance</text:p>
      <text:p text:style-name="P8">suites</text:p>
      <text:p text:style-name="P8">sympathie</text:p>
      <text:p text:style-name="P8">systématiquement</text:p>
      <text:p text:style-name="P8">tahiti</text:p>
      <text:p text:style-name="P8">tarifs</text:p>
      <text:p text:style-name="P8">tchétchène</text:p>
      <text:p text:style-name="P8">téléphonique</text:p>
      <text:p text:style-name="P8">tenus</text:p>
      <text:p text:style-name="P8">texas</text:p>
      <text:p text:style-name="P8">théorie</text:p>
      <text:p text:style-name="P8">timor</text:p>
      <text:p text:style-name="P8">tir</text:p>
      <text:p text:style-name="P8">torture</text:p>
      <text:p text:style-name="P8">touchent</text:p>
      <text:p text:style-name="P8">tranche</text:p>
      <text:p text:style-name="P8">troispoints</text:p>
      <text:p text:style-name="P8">troubles</text:p>
      <text:p text:style-name="P8">uni</text:p>
      <text:p text:style-name="P8">urgent</text:p>
      <text:p text:style-name="P8">usines</text:p>
      <text:p text:style-name="P8">vendée</text:p>
      <text:p text:style-name="P8">vendu</text:p>
      <text:p text:style-name="P8">verrons</text:p>
      <text:p text:style-name="P8">versailles</text:p>
      <text:p text:style-name="P8">verser</text:p>
      <text:p text:style-name="P8">vertu</text:p>
      <text:p text:style-name="P8">vêtements</text:p>
      <text:p text:style-name="P8">vives</text:p>
      <text:p text:style-name="P8">vladimir</text:p>
      <text:p text:style-name="P8">volume</text:p>
      <text:p text:style-name="P8"/>
      <text:p text:style-name="P8">Q2 - awk '{for(i=1; i&lt;=length($1)/2; i++) if(substr($1, i, 1) != substr($1, length($1)-i+1, 1)) next; print $1}' RADIOS.txt | sort -u =&gt;</text:p>
      <text:p text:style-name="P8"/>
      <text:p text:style-name="P8">a</text:p>
      <text:p text:style-name="P8">aziza</text:p>
      <text:p text:style-name="P8">c</text:p>
      <text:p text:style-name="P8">elle</text:p>
      <text:p text:style-name="P8">f</text:p>
      <text:p text:style-name="P8">i</text:p>
      <text:p text:style-name="P8">ici</text:p>
      <text:p text:style-name="P8">j</text:p>
      <text:p text:style-name="P8">l</text:p>
      <text:p text:style-name="P8">m</text:p>
      <text:p text:style-name="P8">mm</text:p>
      <text:p text:style-name="P8">non</text:p>
      <text:p text:style-name="P8">r</text:p>
      <text:p text:style-name="P8">s</text:p>
      <text:p text:style-name="P8">ses</text:p>
      <text:p text:style-name="P8">www</text:p>
      <text:p text:style-name="P8">y</text:p>
      <text:p text:style-name="P8"><text:soft-page-break/>z</text:p>
      <text:p text:style-name="P8"/>
      <text:p text:style-name="P4">Exercice <text:span text:style-name="T3">6</text:span></text:p>
      <text:p text:style-name="P4"/>
      <text:p text:style-name="P6"/>
      <text:p text:style-name="P8">Q1 - sed -E 's/^([a-z])/\U\1/' RADIOS.txt | sed -E 's/$/\./'</text:p>
      <text:p text:style-name="P8">Q2 - sed ':a; s/\b\([[:alnum:]]\+\) \1\b/\1/g; ta; s/\. \./\./g' RADIOS.txt</text:p>
      <text:p text:style-name="P8"/>
      <text:p text:style-name="P4">Exercice <text:span text:style-name="T3">7</text:span></text:p>
      <text:p text:style-name="P4"/>
      <text:p text:style-name="P9">Q1 - </text:p>
      <text:p text:style-name="P2"/>
      <text:p text:style-name="P11">Exercice <text:span text:style-name="T4">8</text:span></text:p>
      <text:p text:style-name="P2"/>
      <text:p text:style-name="P18">Q1 - Certains fichiers s'affichent comme des symboles étranges au lieu du texte attendu pour plusieurs raisons :</text:p>
      <text:list text:style-name="L1">
        <text:list-item>
          <text:p text:style-name="P17">L'encodage du fichier ne correspond pas à celui utilisé pour l'affichage. Si le fichier est encodé en UTF-8 mais est affiché avec un encodage incompatible comme ISO-8859-1, les caractères seront interprétés incorrectement.</text:p>
        </text:list-item>
        <text:list-item>
          <text:p text:style-name="P16">Le fichier peut contenir des caractères qui ne sont pas pris en charge par l'encodage sélectionné, ce qui entraîne l'affichage de symboles étranges à la place.</text:p>
        </text:list-item>
      </text:list>
      <text:p text:style-name="Text_20_body">Q2 - Certains caractères s'affichent correctement même avec un encodage différent parce que les caractères Unicode, qui sont souvent utilisés dans les encodages modernes comme UTF-8, ont une représentation universelle. Cela signifie que même si l'encodage sélectionné ne correspond pas à celui du fichier, les caractères Unicode peuvent souvent être interprétés correctement. Cependant, cela ne garantit pas toujours une interprétation correcte, surtout si le fichier utilise des caractères spécifiques à une langue ou à un encodage particulier.</text:p>
      <text:p text:style-name="P11">Exercice <text:span text:style-name="T4">9</text:span><text:span text:style-name="T7"/></text:p>
      <text:p text:style-name="P14"/>
      <text:p text:style-name="P15"><text:span text:style-name="T5">Q1 - L</text:span>e code hexadécimal 0A représente le caractère de contrôle "Line Feed" (LF) en ASCII et en Unicode. Il est utilisé pour indiquer une nouvelle ligne dans les systèmes de traitement de texte et est souvent représenté par le symbole de saut de ligne.</text:p>
      <text:p text:style-name="P15"/>
      <text:p text:style-name="P12"><text:span text:style-name="T7">Q2 - </text:span><text:span text:style-name="T6">Le mot "déçà" nécessite </text:span><text:span text:style-name="T7">7</text:span><text:span text:style-name="T6"> octets en UTF-8. En hexadécimal, la représentation de ce mot en UTF-8 est : </text:span><text:span text:style-name="T7">64 C3 A9 C3 A7 C3 A0</text:span><text:span text:style-name="Source_20_Text"><text:span text:style-name="T7">.</text:span></text:span></text:p>
      <text:p text:style-name="P12"><text:span text:style-name="Source_20_Text"><text:span text:style-name="T7"/></text:span></text:p>
      <text:p text:style-name="P12"><text:span text:style-name="Source_20_Text"><text:span text:style-name="T7">Q3 - Grüße, G : 1 octet, r : 1 octet, ü : 2 octets, ß : 2 octets et e : 1 octet.</text:span></text:span></text:p>
      <text:p text:style-name="P12"><text:span text:style-name="Source_20_Text"><text:span text:style-name="T7"/></text:span></text:p>
      <text:p text:style-name="P12"><text:span text:style-name="Source_20_Text"><text:span text:style-name="T7">Q4 – UTF8 mais ????</text:span></text:span></text:p>
      <text:p text:style-name="P12"/>
      <text:p text:style-name="P19">Exercice <text:span text:style-name="T4">10</text:span></text:p>
      <text:p text:style-name="P12"><text:span text:style-name="T4">Q1 - D</text:span>ans le fichier testFR.txt.utf8, la représentation en UTF-8 utilise 2 octets pour les caractères accentués (é, à), 1 octet pour le caractère "A", et 2 octets pour le caractère "ç". Donc, en tout, il utilise 7 octets. Dans le fichier testFR.txt.iso8859-1, chaque caractère utilise 1 octet. Donc, il utilise également 7 octets.</text:p>
      <text:p text:style-name="Text_20_body"/>
      <text:p text:style-name="Text_20_body"><text:soft-page-break/>Ainsi, dans ce cas spécifique, les deux représentations utilisent le même nombre d'octets, donc elles sont équivalentes en termes d'efficacité en matière d'espace.</text:p>
      <text:p text:style-name="P13"/>
      <text:p text:style-name="P12"><text:span text:style-name="T4">Q2 - </text:span>Dans le fichier testFR.txt.utf8, le premier caractère "é" est représenté par la séquence d'octets en UTF-8 : C3 A9. Dans le fichier testFR.txt.iso8859-1, le premier caractère "é" est représenté par un seul octet en ISO-8859-1 : E9.</text:p>
      <text:p text:style-name="Text_20_body"/>
      <text:p text:style-name="Text_20_body">Donc, pour représenter le caractère "é", l'encodage UTF-8 utilise 2 octets tandis que l'encodage ISO-8859-1 utilise seulement 1 octet.</text:p>
      <text:p text:style-name="P19">Exercice <text:span text:style-name="T4">11</text:span></text:p>
      <text:p text:style-name="P21">On a bien un affichage en arabe.</text:p>
      <text:p text:style-name="P19">Exercice 1<text:span text:style-name="T4">2</text:span></text:p>
      <text:p text:style-name="P20"><text:span text:style-name="T5">Q1 - iconv -f UTF-8 -t UTF-16 &lt; testFR.txt.utf8 &gt; testFR_utf16.txt</text:span></text:p>
      <text:p text:style-name="P20"><text:span text:style-name="T5">xxd testFR_utf16.txt</text:span></text:p>
      <text:p text:style-name="P20">Les deux premiers octets dans le fichier converti en UTF-16 correspondent à l'indicatif de l'ordre des octets (BOM, Byte Order Mark), qui indique l'ordre des octets utilisé pour représenter les nombres binaires multi-octets. En UTF-16, le BOM est utilisé pour déterminer si les octets les plus significatifs (big-endian) ou les octets les moins significatifs (little-endian) apparaissent en premier.</text:p>
      <text:p text:style-name="Text_20_body">Dans le cas du BOM en UTF-16 :</text:p>
      <text:list text:style-name="L6">
        <text:list-item>
          <text:p text:style-name="P23">Si les deux premiers octets sont <text:span text:style-name="Source_20_Text">FE FF</text:span>, cela signifie que le texte est encodé en UTF-16 big-endian (BE).</text:p>
        </text:list-item>
        <text:list-item>
          <text:p text:style-name="P22">Si les deux premiers octets sont <text:span text:style-name="Source_20_Text">FF FE</text:span>, cela signifie que le texte est encodé en UTF-16 little-endian (LE).</text:p>
        </text:list-item>
      </text:list>
      <text:p text:style-name="P24">Ici, c’est donc encodé en UTF-16 little-endian.</text:p>
      <text:p text:style-name="P20"><text:span text:style-name="T4">Q2 - </text:span>En UTF-16, chaque caractère Unicode est représenté par un ou deux "code units" (unités de code), qui sont des entiers de 16 bits. Les caractères Unicode dans la plage U+0000 à U+FFFF sont représentés par une seule unité de code (sur 16 bits), tandis que les caractères Unicode dans la plage U+10000 à U+10FFFF sont représentés par une paire de deux unités de code (sur 32 bits). Cette méthode est appelée "surrogate pair".</text:p>
      <text:p text:style-name="P24">Q3 - iconv -f UTF-8 -t UTF-16BE &lt; testFR.txt.utf8 &gt; testFR_utf16be.txt</text:p>
      <text:p text:style-name="P24">La différence entre UTF-16BE et UTF-16 est que UTF-16BE utilise toujours l'ordre des octets big-endian. Cela signifie que les octets les plus significatifs apparaissent en premier. En revanche, UTF-16 sans spécification de l'ordre des octets (comme dans notre première conversion) utilise soit l'ordre big-endian soit l'ordre little-endian, selon le BOM spécifié. Dans le cas de UTF-16BE, aucun BOM n'est ajouté car l'ordre des octets est toujours défini comme big-endian.</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0:04:46.803796059</meta:creation-date>
    <dc:date>2024-03-04T11:23:05.839858806</dc:date>
    <meta:editing-duration>PT4H35M1S</meta:editing-duration>
    <meta:editing-cycles>7</meta:editing-cycles>
    <meta:generator>LibreOffice/7.6.4.1$Linux_X86_64 LibreOffice_project/60$Build-1</meta:generator>
    <meta:document-statistic meta:table-count="0" meta:image-count="0" meta:object-count="0" meta:page-count="9" meta:paragraph-count="369" meta:word-count="1377" meta:character-count="8571" meta:non-whitespace-character-count="7563"/>
  </office:meta>
</office:document-meta>
</file>